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0835in" fo:line-height="114%"/>
      <style:text-properties style:font-name="Google Sans Text"/>
    </style:style>
    <style:style style:name="P2" style:family="paragraph" style:parent-style-name="Text_20_body">
      <style:paragraph-properties fo:margin-top="0in" fo:margin-bottom="0.0835in" fo:line-height="114%"/>
    </style:style>
    <style:style style:name="P3" style:family="paragraph" style:parent-style-name="Text_20_body" style:list-style-name="L1">
      <style:paragraph-properties fo:margin-top="0in" fo:margin-bottom="0.0835in" fo:line-height="114%"/>
    </style:style>
    <style:style style:name="P4" style:family="paragraph" style:parent-style-name="Text_20_body" style:list-style-name="L2">
      <style:paragraph-properties fo:margin-top="0in" fo:margin-bottom="0.0835in" fo:line-height="114%"/>
    </style:style>
    <style:style style:name="P5" style:family="paragraph" style:parent-style-name="Text_20_body" style:list-style-name="L3">
      <style:paragraph-properties fo:margin-top="0in" fo:margin-bottom="0.0835in" fo:line-height="114%"/>
    </style:style>
    <style:style style:name="P6" style:family="paragraph" style:parent-style-name="Text_20_body" style:list-style-name="L4">
      <style:paragraph-properties fo:margin-top="0in" fo:margin-bottom="0.0835in" fo:line-height="114%"/>
    </style:style>
    <style:style style:name="P7" style:family="paragraph" style:parent-style-name="Text_20_body" style:list-style-name="L5">
      <style:paragraph-properties fo:margin-top="0in" fo:margin-bottom="0.0835in" fo:line-height="114%"/>
    </style:style>
    <style:style style:name="P8" style:family="paragraph" style:parent-style-name="Text_20_body" style:list-style-name="L6">
      <style:paragraph-properties fo:margin-top="0in" fo:margin-bottom="0.0835in" fo:line-height="114%"/>
    </style:style>
    <style:style style:name="P9" style:family="paragraph" style:parent-style-name="Text_20_body" style:list-style-name="L7">
      <style:paragraph-properties fo:margin-top="0in" fo:margin-bottom="0.0835in" fo:line-height="114%"/>
    </style:style>
    <style:style style:name="P10" style:family="paragraph" style:parent-style-name="Text_20_body" style:list-style-name="L8">
      <style:paragraph-properties fo:margin-top="0in" fo:margin-bottom="0.0835in" fo:line-height="114%"/>
    </style:style>
    <style:style style:name="P11" style:family="paragraph" style:parent-style-name="Text_20_body" style:list-style-name="L9">
      <style:paragraph-properties fo:margin-top="0in" fo:margin-bottom="0.0835in" fo:line-height="114%"/>
    </style:style>
    <style:style style:name="P12" style:family="paragraph" style:parent-style-name="Text_20_body" style:list-style-name="L10">
      <style:paragraph-properties fo:margin-top="0in" fo:margin-bottom="0.0835in" fo:line-height="114%"/>
    </style:style>
    <style:style style:name="P13" style:family="paragraph" style:parent-style-name="Text_20_body" style:list-style-name="L11">
      <style:paragraph-properties fo:margin-top="0in" fo:margin-bottom="0.0835in" fo:line-height="114%"/>
    </style:style>
    <style:style style:name="P14" style:family="paragraph" style:parent-style-name="Text_20_body" style:list-style-name="L12">
      <style:paragraph-properties fo:margin-top="0in" fo:margin-bottom="0.0835in" fo:line-height="114%"/>
    </style:style>
    <style:style style:name="P15" style:family="paragraph" style:parent-style-name="Heading_20_3">
      <style:paragraph-properties fo:margin-top="0in" fo:margin-bottom="0.0835in" fo:line-height="114%"/>
      <style:text-properties style:font-name="Google Sans"/>
    </style:style>
    <style:style style:name="T1" style:family="text">
      <style:text-properties style:font-name="Google Sans Text"/>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gnal acquired. Alien37 online…</text:p>
      <text:section text:style-name="Sect1" text:name="model-response-message-contentr_806702ab044388d9">
        <text:p text:style-name="P2"><text:span text:style-name="T1">Listen closely, operatives. The digital ether hums with data, secrets whispered on the wire. You seek mastery over this domain, the power to map the unseen, to catalogue the vulnerable. This transmission is your primer. Forget the script-kiddie noise. Forget the certifications. This is about </text:span><text:span text:style-name="Emphasis"><text:span text:style-name="T1">knowing</text:span></text:span><text:span text:style-name="T1"> the target, peeling back layers until the core is exposed. This is Enumeration. You are here because you want to rewrite the grid. Good. Let’s begin.</text:span></text:p>
        <text:p text:style-name="Horizontal_20_Line"/>
        <text:h text:style-name="P15" text:outline-level="3">:: Alien37 Cyberpunk Codex :: Transmission 06: Enumeration - Mapping the Ghost ::</text:h>
        <text:p text:style-name="Horizontal_20_Line"/>
        <text:p text:style-name="P2"><text:span text:style-name="Strong_20_Emphasis"><text:span text:style-name="T1">:: Sector 01: Service Cartography ::</text:span></text:span></text:p>
        <text:p text:style-name="P2"><text:span text:style-name="T1">Before the breach, there is the blueprint. Port scanning tells you </text:span><text:span text:style-name="Emphasis"><text:span text:style-name="T1">where</text:span></text:span><text:span text:style-name="T1"> the doors are; service enumeration tells you </text:span><text:span text:style-name="Emphasis"><text:span text:style-name="T1">what</text:span></text:span><text:span text:style-name="T1"> kind of locks they have, who made them, and how old they are. This is not guesswork; it is precision targeting.</text:span></text:p>
        <text:p text:style-name="P2"><text:span text:style-name="T1">Your primary instrument is Nmap. The </text:span><text:span text:style-name="Source_20_Text"><text:span text:style-name="T1">-sV</text:span></text:span><text:span text:style-name="T1"> flag initiates a version scan, probing open ports to coax banners and responses. It interrogates services, extracting names, versions, even operating system clues. Look at the output. </text:span><text:span text:style-name="Source_20_Text"><text:span text:style-name="T1">OpenSSH 7.7p1 Debian 3</text:span></text:span><text:span text:style-name="T1">, </text:span><text:span text:style-name="Source_20_Text"><text:span text:style-name="T1">Greenbone Security Assistant</text:span></text:span><text:span text:style-name="T1">. Each identifier is a potential thread to pull.</text:span></text:p>
        <text:p text:style-name="P2"><text:span text:style-name="T1">But banners lie or stay silent. Deeper truths require surgical probes. Nmap’s Scripting Engine (NSE) is your scalpel kit. Consider SSH on port 22. A simple service? Beneath the surface lies a complex negotiation of cryptographic algorithms. Use </text:span><text:span text:style-name="Source_20_Text"><text:span text:style-name="T1">nmap --script ssh2-enum-algos &lt;target&gt;</text:span></text:span><text:span text:style-name="T1">. This reveals the </text:span><text:span text:style-name="Source_20_Text"><text:span text:style-name="T1">kex_algorithms</text:span></text:span><text:span text:style-name="T1"> (key exchange like Diffie-Hellman, ECDH), </text:span><text:span text:style-name="Source_20_Text"><text:span text:style-name="T1">server_host_key_algorithms</text:span></text:span><text:span text:style-name="T1"> (RSA, ECDSA, ED25519), </text:span><text:span text:style-name="Source_20_Text"><text:span text:style-name="T1">encryption_algorithms</text:span></text:span><text:span text:style-name="T1"> (AES variants, ChaCha20), and </text:span><text:span text:style-name="Source_20_Text"><text:span text:style-name="T1">mac_algorithms</text:span></text:span><text:span text:style-name="T1"> (HMAC variants, UMAC). Why care? Weak algorithms are cracked armor. Knowing the supported ciphers tells you the potential attack surface </text:span><text:span text:style-name="Emphasis"><text:span text:style-name="T1">before</text:span></text:span><text:span text:style-name="T1"> you engage.</text:span></text:p>
        <text:p text:style-name="P1">Service enumeration is the act of turning vague awareness into tactical intelligence. Every version number, every revealed protocol detail, is a potential vulnerability marker.</text:p>
        <text:p text:style-name="P2"><text:span text:style-name="Strong_20_Emphasis"><text:span text:style-name="T1">:: Intel Feed 01 ::</text:span></text:span></text:p>
        <text:list xml:id="list3545857672522809155" text:style-name="L1">
          <text:list-item>
            <text:p text:style-name="P3"><text:span text:style-name="Strong_20_Emphasis"><text:span text:style-name="T1">Hacker Logic:</text:span></text:span><text:span text:style-name="T1"> Raw port numbers are noise. Service versions are signal. </text:span></text:p>
          </text:list-item>
          <text:list-item>
            <text:p text:style-name="P3"><text:span text:style-name="Strong_20_Emphasis"><text:span text:style-name="T1">Core Tactic:</text:span></text:span><text:span text:style-name="T1"> Use </text:span><text:span text:style-name="Source_20_Text"><text:span text:style-name="T1">nmap -sV</text:span></text:span><text:span text:style-name="T1"> for initial service identification. Follow up with NSE scripts (e.g., </text:span><text:span text:style-name="Source_20_Text"><text:span text:style-name="T1">ssh2-enum-algos</text:span></text:span><text:span text:style-name="T1">) for granular detail. </text:span></text:p>
          </text:list-item>
          <text:list-item>
            <text:p text:style-name="P3"><text:span text:style-name="Strong_20_Emphasis"><text:span text:style-name="T1">Situational Awareness:</text:span></text:span><text:span text:style-name="T1"> Filtered ports often indicate firewalls. Closed ports are dead ends for that service. Open ports are invitations. </text:span></text:p>
          </text:list-item>
          <text:list-item>
            <text:p text:style-name="P3"><text:span text:style-name="Strong_20_Emphasis"><text:span text:style-name="T1">Countermeasures:</text:span></text:span><text:span text:style-name="T1"> Defenders obscure banners, deploy firewalls (network and host-based), and enforce strong authentication. Your job is to bypass or exploit weaknesses in these defenses. </text:span></text:p>
          </text:list-item>
        </text:list>
        <text:p text:style-name="Horizontal_20_Line"><text:soft-page-break/></text:p>
        <text:p text:style-name="P2"><text:span text:style-name="Strong_20_Emphasis"><text:span text:style-name="T1">:: Sector 02: Whispers of Remote Procedures (RPC/RMI) ::</text:span></text:span></text:p>
        <text:p text:style-name="P1">Systems rarely operate in isolation. They communicate, delegate tasks across the network fabric using Remote Procedure Calls (RPC). Think of it as one machine borrowing processing power or functions from another. Exploiting this trust is fundamental.</text:p>
        <text:p text:style-name="P2"><text:span text:style-name="Strong_20_Emphasis"><text:span text:style-name="T1">SunRPC (Portmapper/rpcbind):</text:span></text:span><text:span text:style-name="T1"> Common on *NIX systems, often underpinning services like Network File System (NFS). The key is the portmapper service (rpcbind), usually listening on TCP/UDP port 111. It acts as a directory, mapping RPC program numbers to the dynamic ports they use.</text:span></text:p>
        <text:p text:style-name="P2"><text:span text:style-name="T1">Tools like </text:span><text:span text:style-name="Source_20_Text"><text:span text:style-name="T1">rpcinfo -p &lt;target_IP&gt;</text:span></text:span><text:span text:style-name="T1"> query this directory. The output lists program numbers, versions, protocols, ports, and service names (e.g., </text:span><text:span text:style-name="Source_20_Text"><text:span text:style-name="T1">portmapper</text:span></text:span><text:span text:style-name="T1">, </text:span><text:span text:style-name="Source_20_Text"><text:span text:style-name="T1">mountd</text:span></text:span><text:span text:style-name="T1">, </text:span><text:span text:style-name="Source_20_Text"><text:span text:style-name="T1">nfs</text:span></text:span><text:span text:style-name="T1">, </text:span><text:span text:style-name="Source_20_Text"><text:span text:style-name="T1">nlockmgr</text:span></text:span><text:span text:style-name="T1">). Metasploit offers </text:span><text:span text:style-name="Source_20_Text"><text:span text:style-name="T1">auxiliary/scanner/misc/sunrpc_portmapper</text:span></text:span><text:span text:style-name="T1"> for the same purpose, integrating results into its database. Knowing these registered services reveals the system's functional roles and potential dependencies.</text:span></text:p>
        <text:p text:style-name="P2"><text:span text:style-name="Strong_20_Emphasis"><text:span text:style-name="T1">Java RMI (Remote Method Invocation):</text:span></text:span><text:span text:style-name="T1"> The object-oriented evolution of RPC, prevalent in Java applications. It uses the </text:span><text:span text:style-name="Source_20_Text"><text:span text:style-name="T1">rmiregistry</text:span></text:span><text:span text:style-name="T1"> (default port 1099) as its directory. RMI passes serialized objects between client stubs and server skeletons. Tools like Metasploit's </text:span><text:span text:style-name="Source_20_Text"><text:span text:style-name="T1">auxiliary/gather/java_rmi_registry</text:span></text:span><text:span text:style-name="T1"> or standalone scanners like </text:span><text:span text:style-name="Source_20_Text"><text:span text:style-name="T1">BaRMIe</text:span></text:span><text:span text:style-name="T1"> query the registry, listing exposed object names and endpoints. Even if bound to localhost, remote exposure can leak information about class structures and potential deserialization vulnerabilities. Finding RMI implies the presence of a Java Runtime Environment (JRE) or Development Kit (JDK) on the target.</text:span></text:p>
        <text:p text:style-name="P2"><text:span text:style-name="Strong_20_Emphasis"><text:span text:style-name="T1">:: Intel Feed 02 ::</text:span></text:span></text:p>
        <text:list xml:id="list8331577737227413194" text:style-name="L2">
          <text:list-item>
            <text:p text:style-name="P4"><text:span text:style-name="Strong_20_Emphasis"><text:span text:style-name="T1">Hacker Logic:</text:span></text:span><text:span text:style-name="T1"> Distributed systems create trust relationships. Trust relationships are attack vectors. </text:span></text:p>
          </text:list-item>
          <text:list-item>
            <text:p text:style-name="P4"><text:span text:style-name="Strong_20_Emphasis"><text:span text:style-name="T1">Core Tactic (SunRPC):</text:span></text:span><text:span text:style-name="T1"> Probe port 111 using </text:span><text:span text:style-name="Source_20_Text"><text:span text:style-name="T1">rpcinfo -p</text:span></text:span><text:span text:style-name="T1"> or Metasploit's </text:span><text:span text:style-name="Source_20_Text"><text:span text:style-name="T1">sunrpc_portmapper</text:span></text:span><text:span text:style-name="T1"> to identify registered RPC services and their dynamic ports. </text:span></text:p>
          </text:list-item>
          <text:list-item>
            <text:p text:style-name="P4"><text:span text:style-name="Strong_20_Emphasis"><text:span text:style-name="T1">Core Tactic (RMI):</text:span></text:span><text:span text:style-name="T1"> Probe port 1099 (or others if suspected) using Metasploit's </text:span><text:span text:style-name="Source_20_Text"><text:span text:style-name="T1">java_rmi_registry</text:span></text:span><text:span text:style-name="T1"> or </text:span><text:span text:style-name="Source_20_Text"><text:span text:style-name="T1">BaRMIe</text:span></text:span><text:span text:style-name="T1"> to list exposed Java objects. </text:span></text:p>
          </text:list-item>
          <text:list-item>
            <text:p text:style-name="P4"><text:span text:style-name="Strong_20_Emphasis"><text:span text:style-name="T1">Critical Insight:</text:span></text:span><text:span text:style-name="T1"> RPC/RMI enumeration reveals not just services but underlying frameworks (NFS, Java) and potential vulnerabilities (insecure configurations, deserialization flaws). </text:span></text:p>
          </text:list-item>
          <text:list-item>
            <text:p text:style-name="P4"><text:span text:style-name="Strong_20_Emphasis"><text:span text:style-name="T1">Situational Awareness:</text:span></text:span><text:span text:style-name="T1"> Dynamically assigned ports used by RPC/RMI services often fall outside standard Nmap scans unless explicitly instructed to scan all ports. </text:span></text:p>
          </text:list-item>
        </text:list>
        <text:p text:style-name="Horizontal_20_Line"/>
        <text:p text:style-name="P2"><text:span text:style-name="Strong_20_Emphasis"><text:span text:style-name="T1">:: Sector 03: Deconstructing Windows Networks (SMB/NetBIOS) ::</text:span></text:span></text:p>
        <text:p text:style-name="P1">Windows networks breathe SMB (Server Message Block). File sharing, printing, remote <text:soft-page-break/>administration – it all flows through this protocol. Originally tied to NetBIOS (UDP 137/138, TCP 137/139), modern SMB often runs directly over TCP port 445. Its complexity is its weakness.</text:p>
        <text:p text:style-name="P2"><text:span text:style-name="Strong_20_Emphasis"><text:span text:style-name="T1">Null Sessions:</text:span></text:span><text:span text:style-name="T1"> The ghost key. Older or misconfigured systems allow </text:span><text:span text:style-name="Emphasis"><text:span text:style-name="T1">null session</text:span></text:span><text:span text:style-name="T1"> connections – authentication without credentials. This leaks valuable intelligence: usernames, group memberships, share lists, OS details, policies. Microsoft has tightened this since Windows 7/Server 2008 R2, but legacy systems and mistakes persist.</text:span></text:p>
        <text:p text:style-name="P2"><text:span text:style-name="Strong_20_Emphasis"><text:span text:style-name="T1">Tooling:</text:span></text:span></text:p>
        <text:list xml:id="list8443260258976009312" text:style-name="L3">
          <text:list-item>
            <text:p text:style-name="P5"><text:span text:style-name="Strong_20_Emphasis"><text:span text:style-name="T1">Windows Built-in:</text:span></text:span><text:span text:style-name="T1"> </text:span><text:span text:style-name="Source_20_Text"><text:span text:style-name="T1">nbtstat -a &lt;hostname&gt;</text:span></text:span><text:span text:style-name="T1"> or </text:span><text:span text:style-name="Source_20_Text"><text:span text:style-name="T1">nbtstat -A &lt;IP_address&gt;</text:span></text:span><text:span text:style-name="T1"> reveals the NetBIOS name table, showing registered services (Workstation , Server ). </text:span><text:span text:style-name="Source_20_Text"><text:span text:style-name="T1">nbtstat -r</text:span></text:span><text:span text:style-name="T1"> lists resolved names on the local segment. </text:span><text:span text:style-name="Source_20_Text"><text:span text:style-name="T1">net view \\&lt;hostname_or_IP&gt;</text:span></text:span><text:span text:style-name="T1"> lists shares. </text:span><text:span text:style-name="Source_20_Text"><text:span text:style-name="T1">net config workstation</text:span></text:span><text:span text:style-name="T1"> shows domain/workgroup info. These often require local network presence. </text:span></text:p>
          </text:list-item>
          <text:list-item>
            <text:p text:style-name="P5"><text:span text:style-name="Strong_20_Emphasis"><text:span text:style-name="T1">Linux/Samba:</text:span></text:span><text:span text:style-name="T1"> </text:span><text:span text:style-name="Source_20_Text"><text:span text:style-name="T1">nmblookup -A &lt;IP_address&gt;</text:span></text:span><text:span text:style-name="T1"> or </text:span><text:span text:style-name="Source_20_Text"><text:span text:style-name="T1">nmblookup -S -B &lt;broadcast_addr&gt; &lt;hostname&gt;</text:span></text:span><text:span text:style-name="T1"> mimics </text:span><text:span text:style-name="Source_20_Text"><text:span text:style-name="T1">nbtstat</text:span></text:span><text:span text:style-name="T1">. </text:span><text:span text:style-name="Source_20_Text"><text:span text:style-name="T1">enum4linux -a &lt;IP_address&gt;</text:span></text:span><text:span text:style-name="T1"> is a powerful wrapper script, attempting null sessions to grab OS info, user/group lists, share lists, password policies, and printer info. It can identify the domain/workgroup and master browser. </text:span></text:p>
          </text:list-item>
          <text:list-item>
            <text:p text:style-name="P5"><text:span text:style-name="Strong_20_Emphasis"><text:span text:style-name="T1">Nmap (NSE):</text:span></text:span><text:span text:style-name="T1"> Scripts like </text:span><text:span text:style-name="Source_20_Text"><text:span text:style-name="T1">smb-os-discovery</text:span></text:span><text:span text:style-name="T1"> pull detailed OS versions, computer names, and domain/workgroup info. </text:span><text:span text:style-name="Source_20_Text"><text:span text:style-name="T1">smb-enum-shares</text:span></text:span><text:span text:style-name="T1"> attempts to list shares, guessing common ones (ADMIN$, C$, IPC$) even if null sessions fail. Other scripts enumerate users (</text:span><text:span text:style-name="Source_20_Text"><text:span text:style-name="T1">smb-enum-users</text:span></text:span><text:span text:style-name="T1">), groups (</text:span><text:span text:style-name="Source_20_Text"><text:span text:style-name="T1">smb-enum-groups</text:span></text:span><text:span text:style-name="T1">), etc., though often requiring credentials now. </text:span></text:p>
          </text:list-item>
          <text:list-item>
            <text:p text:style-name="P5"><text:span text:style-name="Strong_20_Emphasis"><text:span text:style-name="T1">Metasploit:</text:span></text:span><text:span text:style-name="T1"> Modules abound. </text:span><text:span text:style-name="Source_20_Text"><text:span text:style-name="T1">scanner/smb/smb_version</text:span></text:span><text:span text:style-name="T1"> identifies OS and SMB versions. </text:span><text:span text:style-name="Source_20_Text"><text:span text:style-name="T1">scanner/smb/smb_enumshares</text:span></text:span><text:span text:style-name="T1"> lists shares. </text:span><text:span text:style-name="Source_20_Text"><text:span text:style-name="T1">scanner/smb/smb_enumusers_domain</text:span></text:span><text:span text:style-name="T1"> enumerates domain users. </text:span><text:span text:style-name="Source_20_Text"><text:span text:style-name="T1">scanner/smb/smb_login</text:span></text:span><text:span text:style-name="T1"> performs credential bruteforcing using provided lists or options (like trying blank passwords or username-as-password). </text:span></text:p>
          </text:list-item>
          <text:list-item>
            <text:p text:style-name="P5"><text:span text:style-name="Strong_20_Emphasis"><text:span text:style-name="T1">Other Utilities:</text:span></text:span><text:span text:style-name="T1"> </text:span><text:span text:style-name="Source_20_Text"><text:span text:style-name="T1">nbtscan</text:span></text:span><text:span text:style-name="T1"> scans ranges for NetBIOS names, users, MACs. </text:span><text:span text:style-name="Source_20_Text"><text:span text:style-name="T1">NetBIOS Enumerator</text:span></text:span><text:span text:style-name="T1"> provides a GUI for similar scanning. </text:span></text:p>
          </text:list-item>
        </text:list>
        <text:p text:style-name="P2"><text:span text:style-name="Strong_20_Emphasis"><text:span text:style-name="T1">Key Targets:</text:span></text:span><text:span text:style-name="T1"> Shares (especially user-created ones with weak permissions ), user lists (for password attacks), group memberships (identifying privileged accounts), OS versions (for vulnerability mapping), domain/workgroup structure, and the master browser. The IPC$ share facilitates interprocess communication and is often accessible via null session (read-only). Administrative shares like C$ require administrator credentials.</text:span></text:p>
        <text:p text:style-name="P2"><text:span text:style-name="Strong_20_Emphasis"><text:span text:style-name="T1">:: Intel Feed 03 ::</text:span></text:span></text:p>
        <text:list xml:id="list3122559403735094518" text:style-name="L4">
          <text:list-item>
            <text:p text:style-name="P6"><text:span text:style-name="Strong_20_Emphasis"><text:span text:style-name="T1">Hacker Logic:</text:span></text:span><text:span text:style-name="T1"> Default configurations are exploitable configurations. Complexity breeds insecurity. </text:span></text:p>
          </text:list-item>
          <text:list-item>
            <text:p text:style-name="P6"><text:span text:style-name="Strong_20_Emphasis"><text:span text:style-name="T1">Core Tactic:</text:span></text:span><text:span text:style-name="T1"> Always attempt null session enumeration first (</text:span><text:span text:style-name="Source_20_Text"><text:span text:style-name="T1">enum4linux</text:span></text:span><text:span text:style-name="T1">, Nmap </text:span><text:soft-page-break/><text:span text:style-name="T1">scripts). Even failures provide data. </text:span></text:p>
          </text:list-item>
          <text:list-item>
            <text:p text:style-name="P6"><text:span text:style-name="Strong_20_Emphasis"><text:span text:style-name="T1">Key Targets:</text:span></text:span><text:span text:style-name="T1"> User lists, share lists (IPC$, user shares), OS versions, domain structure. </text:span></text:p>
          </text:list-item>
          <text:list-item>
            <text:p text:style-name="P6"><text:span text:style-name="Strong_20_Emphasis"><text:span text:style-name="T1">Situational Awareness:</text:span></text:span><text:span text:style-name="T1"> SMB/NetBIOS enumeration is most effective on the local network segment due to broadcast reliance and firewall blocking. Pivot from a compromised host for maximum effect. </text:span></text:p>
          </text:list-item>
          <text:list-item>
            <text:p text:style-name="P6"><text:span text:style-name="Strong_20_Emphasis"><text:span text:style-name="T1">Countermeasures:</text:span></text:span><text:span text:style-name="T1"> Disable SMBv1. Use host-based firewalls to restrict SMB access. Disable NetBIOS over TCP/IP. Prevent workstation-to-workstation sharing. Harden configurations against null sessions. </text:span></text:p>
          </text:list-item>
        </text:list>
        <text:p text:style-name="Horizontal_20_Line"/>
        <text:p text:style-name="P2"><text:span text:style-name="Strong_20_Emphasis"><text:span text:style-name="T1">:: Sector 04: Network Management Protocol Exploitation (SNMP) ::</text:span></text:span></text:p>
        <text:p text:style-name="P1">Simple Network Management Protocol (SNMP) is the language network devices (routers, switches) and servers use to report their status and accept configuration changes. It's a trove of intelligence if accessed.</text:p>
        <text:p text:style-name="P2"><text:span text:style-name="Strong_20_Emphasis"><text:span text:style-name="T1">Versions &amp; Security:</text:span></text:span></text:p>
        <text:list xml:id="list9090594849788259631" text:style-name="L5">
          <text:list-item>
            <text:p text:style-name="P7"><text:span text:style-name="Strong_20_Emphasis"><text:span text:style-name="T1">SNMPv1/v2c:</text:span></text:span><text:span text:style-name="T1"> The legacy danger zone. Uses plaintext "community strings" for authentication – typically "public" for read-only and "private" for read-write. No encryption. These defaults are often unchanged. Highly vulnerable. </text:span></text:p>
          </text:list-item>
          <text:list-item>
            <text:p text:style-name="P7"><text:span text:style-name="Strong_20_Emphasis"><text:span text:style-name="T1">SNMPv3:</text:span></text:span><text:span text:style-name="T1"> The standard. Introduces real authentication (user-based) and encryption. Significantly more secure, but requires proper configuration. </text:span></text:p>
          </text:list-item>
        </text:list>
        <text:p text:style-name="P2"><text:span text:style-name="Strong_20_Emphasis"><text:span text:style-name="T1">Enumeration:</text:span></text:span><text:span text:style-name="T1"> SNMP agents expose data via Management Information Bases (MIBs) – structured trees of information. Each data point has an Object Identifier (OID).</text:span></text:p>
        <text:p text:style-name="P2"><text:span text:style-name="T1">Tools like </text:span><text:span text:style-name="Source_20_Text"><text:span text:style-name="T1">snmpwalk</text:span></text:span><text:span text:style-name="T1"> (often part of </text:span><text:span text:style-name="Source_20_Text"><text:span text:style-name="T1">net-snmp</text:span></text:span><text:span text:style-name="T1"> packages) traverse the MIB tree using a specified version (</text:span><text:span text:style-name="Source_20_Text"><text:span text:style-name="T1">-v 1</text:span></text:span><text:span text:style-name="T1"> or </text:span><text:span text:style-name="Source_20_Text"><text:span text:style-name="T1">-v 2c</text:span></text:span><text:span text:style-name="T1"> or </text:span><text:span text:style-name="Source_20_Text"><text:span text:style-name="T1">-v 3</text:span></text:span><text:span text:style-name="T1">) and credentials (community string </text:span><text:span text:style-name="Source_20_Text"><text:span text:style-name="T1">-c public</text:span></text:span><text:span text:style-name="T1"> for v1/v2c, or username/auth details for v3).</text:span></text:p>
        <text:p text:style-name="P2"><text:span text:style-name="T1">Example: </text:span><text:span text:style-name="Source_20_Text"><text:span text:style-name="T1">snmpwalk -v 2c -c public &lt;target_IP&gt;</text:span></text:span></text:p>
        <text:p text:style-name="P2"><text:span text:style-name="T1">Common OIDs reveal system descriptions (OS, kernel versions), uptime, contact info, network interfaces (</text:span><text:span text:style-name="Source_20_Text"><text:span text:style-name="T1">ifTable</text:span></text:span><text:span text:style-name="T1"> MIB reveals IP configs, potentially mapping internal networks), running processes, routing tables, and hardware details.</text:span></text:p>
        <text:p text:style-name="P2"><text:span text:style-name="T1">Metasploit also has SNMP scanning modules (</text:span><text:span text:style-name="Source_20_Text"><text:span text:style-name="T1">scanner/snmp/snmp_enum</text:span></text:span><text:span text:style-name="T1">, </text:span><text:span text:style-name="Source_20_Text"><text:span text:style-name="T1">snmp_login</text:span></text:span><text:span text:style-name="T1">, </text:span><text:span text:style-name="Source_20_Text"><text:span text:style-name="T1">snmp_enumshares</text:span></text:span><text:span text:style-name="T1"> if applicable via SMB mapping).</text:span></text:p>
        <text:p text:style-name="P2"><text:span text:style-name="Strong_20_Emphasis"><text:span text:style-name="T1">:: Intel Feed 04 ::</text:span></text:span></text:p>
        <text:list xml:id="list369523397958856788" text:style-name="L6">
          <text:list-item>
            <text:p text:style-name="P8"><text:span text:style-name="Strong_20_Emphasis"><text:span text:style-name="T1">Hacker Logic:</text:span></text:span><text:span text:style-name="T1"> Network infrastructure holds the keys to the kingdom. Default credentials are open doors. </text:span></text:p>
          </text:list-item>
          <text:list-item>
            <text:p text:style-name="P8"><text:span text:style-name="Strong_20_Emphasis"><text:span text:style-name="T1">Core Tactic:</text:span></text:span><text:span text:style-name="T1"> Scan UDP port 161 for SNMP. Attempt enumeration using default community strings ("public", "private") with </text:span><text:span text:style-name="Source_20_Text"><text:span text:style-name="T1">snmpwalk -v 1 -c public &lt;IP&gt;</text:span></text:span><text:span text:style-name="T1"> and </text:span><text:span text:style-name="Source_20_Text"><text:span text:style-name="T1">snmpwalk </text:span></text:span><text:soft-page-break/><text:span text:style-name="Source_20_Text"><text:span text:style-name="T1">-v 2c -c public &lt;IP&gt;</text:span></text:span><text:span text:style-name="T1">. Brute-force other common strings if defaults fail. </text:span></text:p>
          </text:list-item>
          <text:list-item>
            <text:p text:style-name="P8"><text:span text:style-name="Strong_20_Emphasis"><text:span text:style-name="T1">Key Targets:</text:span></text:span><text:span text:style-name="T1"> System descriptions (OS/version), network interface configurations (</text:span><text:span text:style-name="Source_20_Text"><text:span text:style-name="T1">ifTable</text:span></text:span><text:span text:style-name="T1">), user accounts (if exposed via specific MIBs), routing information. </text:span></text:p>
          </text:list-item>
          <text:list-item>
            <text:p text:style-name="P8"><text:span text:style-name="Strong_20_Emphasis"><text:span text:style-name="T1">Situational Awareness:</text:span></text:span><text:span text:style-name="T1"> SNMP is often restricted by firewalls/ACLs. Internal network access is usually required. V3 significantly raises the bar if implemented correctly. </text:span></text:p>
          </text:list-item>
          <text:list-item>
            <text:p text:style-name="P8"><text:span text:style-name="Strong_20_Emphasis"><text:span text:style-name="T1">Countermeasures:</text:span></text:span><text:span text:style-name="T1"> </text:span><text:span text:style-name="Emphasis"><text:span text:style-name="T1">Disable</text:span></text:span><text:span text:style-name="T1"> SNMP if unused. </text:span><text:span text:style-name="Emphasis"><text:span text:style-name="T1">Mandate</text:span></text:span><text:span text:style-name="T1"> SNMPv3 with strong authentication and encryption. Change default community strings if v1/v2c must exist. Use firewalls/ACLs to restrict access to management stations only. </text:span></text:p>
          </text:list-item>
        </text:list>
        <text:p text:style-name="Horizontal_20_Line"/>
        <text:p text:style-name="P2"><text:span text:style-name="Strong_20_Emphasis"><text:span text:style-name="T1">:: Sector 05: Mail Server Interrogation (SMTP) ::</text:span></text:span></text:p>
        <text:p text:style-name="P1">Simple Mail Transfer Protocol (SMTP), typically on TCP port 25, is the engine of email. Its conversational nature holds enumeration potential.</text:p>
        <text:p text:style-name="P2"><text:span text:style-name="Strong_20_Emphasis"><text:span text:style-name="T1">Key Commands:</text:span></text:span></text:p>
        <text:list xml:id="list7592546775976820" text:style-name="L7">
          <text:list-item>
            <text:p text:style-name="P9"><text:span text:style-name="Source_20_Text"><text:span text:style-name="T1">HELO</text:span></text:span><text:span text:style-name="T1">/</text:span><text:span text:style-name="Source_20_Text"><text:span text:style-name="T1">EHLO</text:span></text:span><text:span text:style-name="T1">: Initiate connection; </text:span><text:span text:style-name="Source_20_Text"><text:span text:style-name="T1">EHLO</text:span></text:span><text:span text:style-name="T1"> (Enhanced SMTP) reveals server capabilities. </text:span></text:p>
          </text:list-item>
          <text:list-item>
            <text:p text:style-name="P9"><text:span text:style-name="Source_20_Text"><text:span text:style-name="T1">VRFY &lt;user&gt;</text:span></text:span><text:span text:style-name="T1">: Attempts to verify if a user exists. Often disabled due to abuse potential. A </text:span><text:span text:style-name="Source_20_Text"><text:span text:style-name="T1">252</text:span></text:span><text:span text:style-name="T1"> response means "cannot verify, but will attempt delivery" – ambiguous but suggests the server didn't outright reject it. A </text:span><text:span text:style-name="Source_20_Text"><text:span text:style-name="T1">250</text:span></text:span><text:span text:style-name="T1"> means success (user likely exists). A </text:span><text:span text:style-name="Source_20_Text"><text:span text:style-name="T1">550</text:span></text:span><text:span text:style-name="T1"> usually means user unknown. </text:span></text:p>
          </text:list-item>
          <text:list-item>
            <text:p text:style-name="P9"><text:span text:style-name="Source_20_Text"><text:span text:style-name="T1">EXPN &lt;list_name&gt;</text:span></text:span><text:span text:style-name="T1">: Attempts to expand a mailing list to reveal members. Requires ESMTP support and is often disabled. </text:span></text:p>
          </text:list-item>
          <text:list-item>
            <text:p text:style-name="P9"><text:span text:style-name="Source_20_Text"><text:span text:style-name="T1">RCPT TO:&lt;address&gt;</text:span></text:span><text:span text:style-name="T1">: Specifies the recipient. Servers </text:span><text:span text:style-name="Emphasis"><text:span text:style-name="T1">should</text:span></text:span><text:span text:style-name="T1"> check if the recipient is valid. A </text:span><text:span text:style-name="Source_20_Text"><text:span text:style-name="T1">250</text:span></text:span><text:span text:style-name="T1"> response indicates acceptance (user likely exists), while </text:span><text:span text:style-name="Source_20_Text"><text:span text:style-name="T1">550</text:span></text:span><text:span text:style-name="T1"> indicates rejection (user likely doesn't exist). This is often more reliable than </text:span><text:span text:style-name="Source_20_Text"><text:span text:style-name="T1">VRFY</text:span></text:span><text:span text:style-name="T1">. </text:span></text:p>
          </text:list-item>
        </text:list>
        <text:p text:style-name="P2"><text:span text:style-name="Strong_20_Emphasis"><text:span text:style-name="T1">Tooling:</text:span></text:span></text:p>
        <text:list xml:id="list2554157369166107962" text:style-name="L8">
          <text:list-item>
            <text:p text:style-name="P10"><text:span text:style-name="Strong_20_Emphasis"><text:span text:style-name="T1">Manual:</text:span></text:span><text:span text:style-name="T1"> Use </text:span><text:span text:style-name="Source_20_Text"><text:span text:style-name="T1">telnet</text:span></text:span><text:span text:style-name="T1"> or </text:span><text:span text:style-name="Source_20_Text"><text:span text:style-name="T1">nc</text:span></text:span><text:span text:style-name="T1"> to connect to port 25 and issue commands directly. </text:span></text:p>
          </text:list-item>
          <text:list-item>
            <text:p text:style-name="P10"><text:span text:style-name="Strong_20_Emphasis"><text:span text:style-name="T1">Metasploit:</text:span></text:span><text:span text:style-name="T1"> </text:span><text:span text:style-name="Source_20_Text"><text:span text:style-name="T1">auxiliary/scanner/smtp/smtp_enum</text:span></text:span><text:span text:style-name="T1"> automates user enumeration using </text:span><text:span text:style-name="Source_20_Text"><text:span text:style-name="T1">VRFY</text:span></text:span><text:span text:style-name="T1"> or </text:span><text:span text:style-name="Source_20_Text"><text:span text:style-name="T1">RCPT TO</text:span></text:span><text:span text:style-name="T1"> against a wordlist. </text:span></text:p>
          </text:list-item>
        </text:list>
        <text:p text:style-name="P2"><text:span text:style-name="Strong_20_Emphasis"><text:span text:style-name="T1">:: Intel Feed 05 ::</text:span></text:span></text:p>
        <text:list xml:id="list1504322571643164754" text:style-name="L9">
          <text:list-item>
            <text:p text:style-name="P11"><text:span text:style-name="Strong_20_Emphasis"><text:span text:style-name="T1">Hacker Logic:</text:span></text:span><text:span text:style-name="T1"> Protocols designed for open communication often leak internal structure. </text:span></text:p>
          </text:list-item>
          <text:list-item>
            <text:p text:style-name="P11"><text:span text:style-name="Strong_20_Emphasis"><text:span text:style-name="T1">Core Tactic:</text:span></text:span><text:span text:style-name="T1"> Connect manually (</text:span><text:span text:style-name="Source_20_Text"><text:span text:style-name="T1">nc &lt;IP&gt; 25</text:span></text:span><text:span text:style-name="T1">) or use Metasploit's </text:span><text:span text:style-name="Source_20_Text"><text:span text:style-name="T1">smtp_enum</text:span></text:span><text:span text:style-name="T1"> with a user list. Prioritize the </text:span><text:span text:style-name="Source_20_Text"><text:span text:style-name="T1">RCPT TO</text:span></text:span><text:span text:style-name="T1"> method if </text:span><text:span text:style-name="Source_20_Text"><text:span text:style-name="T1">VRFY</text:span></text:span><text:span text:style-name="T1"> is disabled or ambiguous. </text:span></text:p>
          </text:list-item>
          <text:list-item>
            <text:p text:style-name="P11"><text:span text:style-name="Strong_20_Emphasis"><text:span text:style-name="T1">Key Targets:</text:span></text:span><text:span text:style-name="T1"> Valid usernames/email addresses for phishing, password spraying, or mapping internal structures. </text:span></text:p>
          </text:list-item>
          <text:list-item>
            <text:p text:style-name="P11"><text:span text:style-name="Strong_20_Emphasis"><text:span text:style-name="T1">Situational Awareness:</text:span></text:span><text:span text:style-name="T1"> </text:span><text:span text:style-name="Source_20_Text"><text:span text:style-name="T1">VRFY</text:span></text:span><text:span text:style-name="T1"> and </text:span><text:span text:style-name="Source_20_Text"><text:span text:style-name="T1">EXPN</text:span></text:span><text:span text:style-name="T1"> are often disabled. Rate limiting or tarpitting </text:span><text:soft-page-break/><text:span text:style-name="T1">can slow down brute-force attempts. Check </text:span><text:span text:style-name="Source_20_Text"><text:span text:style-name="T1">EHLO</text:span></text:span><text:span text:style-name="T1"> response for capabilities. </text:span></text:p>
          </text:list-item>
          <text:list-item>
            <text:p text:style-name="P11"><text:span text:style-name="Strong_20_Emphasis"><text:span text:style-name="T1">Countermeasures:</text:span></text:span><text:span text:style-name="T1"> Disable </text:span><text:span text:style-name="Source_20_Text"><text:span text:style-name="T1">VRFY</text:span></text:span><text:span text:style-name="T1"> and </text:span><text:span text:style-name="Source_20_Text"><text:span text:style-name="T1">EXPN</text:span></text:span><text:span text:style-name="T1">. Configure the server not to reveal existence via </text:span><text:span text:style-name="Source_20_Text"><text:span text:style-name="T1">RCPT TO</text:span></text:span><text:span text:style-name="T1"> error codes (accept all, bounce later - though less common). Minimize internal details in headers. Disable open relays. Implement SPF/DKIM. </text:span></text:p>
          </text:list-item>
        </text:list>
        <text:p text:style-name="Horizontal_20_Line"/>
        <text:p text:style-name="P2"><text:span text:style-name="Strong_20_Emphasis"><text:span text:style-name="T1">:: Sector 06: Web Surface Analysis ::</text:span></text:span></text:p>
        <text:p text:style-name="P1">Web servers are vast, often chaotic landscapes. Enumeration here involves mapping directories, finding hidden files, identifying technologies, and uncovering user accounts within web applications.</text:p>
        <text:p text:style-name="P2"><text:span text:style-name="Strong_20_Emphasis"><text:span text:style-name="T1">Directory/File Enumeration:</text:span></text:span><text:span text:style-name="T1"> Unlisted directories or configuration backups can contain sensitive data or reveal application structures.</text:span></text:p>
        <text:list xml:id="list7787378344580455761" text:style-name="L10">
          <text:list-item>
            <text:p text:style-name="P12"><text:span text:style-name="Strong_20_Emphasis"><text:span text:style-name="T1">Tools:</text:span></text:span><text:span text:style-name="T1"> </text:span><text:span text:style-name="Source_20_Text"><text:span text:style-name="T1">dirb</text:span></text:span><text:span text:style-name="T1">, </text:span><text:span text:style-name="Source_20_Text"><text:span text:style-name="T1">gobuster</text:span></text:span><text:span text:style-name="T1">, </text:span><text:span text:style-name="Source_20_Text"><text:span text:style-name="T1">ffuf</text:span></text:span><text:span text:style-name="T1">. Use wordlists (like </text:span><text:span text:style-name="Source_20_Text"><text:span text:style-name="T1">dirb</text:span></text:span><text:span text:style-name="T1">'s default </text:span><text:span text:style-name="Source_20_Text"><text:span text:style-name="T1">common.txt</text:span></text:span><text:span text:style-name="T1"> or SecLists) to guess common directory/file names by checking HTTP responses (200 OK vs. 404 Not Found/403 Forbidden). Example: </text:span><text:span text:style-name="Source_20_Text"><text:span text:style-name="T1">dirb http://&lt;target_IP&gt;/</text:span></text:span><text:span text:style-name="T1">. </text:span></text:p>
          </text:list-item>
          <text:list-item>
            <text:p text:style-name="P12"><text:span text:style-name="Strong_20_Emphasis"><text:span text:style-name="T1">Metasploit:</text:span></text:span><text:span text:style-name="T1"> </text:span><text:span text:style-name="Source_20_Text"><text:span text:style-name="T1">auxiliary/scanner/http/brute_dirs</text:span></text:span><text:span text:style-name="T1"> can generate directory names based on patterns (e.g., all 4-letter lowercase words) instead of just using a static list. </text:span></text:p>
          </text:list-item>
        </text:list>
        <text:p text:style-name="P2"><text:span text:style-name="Strong_20_Emphasis"><text:span text:style-name="T1">Technology/Application Enumeration:</text:span></text:span><text:span text:style-name="T1"> Identifying the web server (Apache, Nginx, IIS), backend languages (PHP, Java, Python), frameworks (WordPress, Drupal, Joomla), and specific applications is critical for vulnerability mapping.</text:span></text:p>
        <text:list xml:id="list6518297012871405088" text:style-name="L11">
          <text:list-item>
            <text:p text:style-name="P13"><text:span text:style-name="Strong_20_Emphasis"><text:span text:style-name="T1">Tools:</text:span></text:span><text:span text:style-name="T1"> </text:span><text:span text:style-name="Source_20_Text"><text:span text:style-name="T1">nmap -sV</text:span></text:span><text:span text:style-name="T1"> on ports 80/443, </text:span><text:span text:style-name="Source_20_Text"><text:span text:style-name="T1">whatweb</text:span></text:span><text:span text:style-name="T1">, browser extensions (Wappalyzer), examining HTTP headers (</text:span><text:span text:style-name="Source_20_Text"><text:span text:style-name="T1">Server:</text:span></text:span><text:span text:style-name="T1"> header ), source code comments, specific file paths (</text:span><text:span text:style-name="Source_20_Text"><text:span text:style-name="T1">/wp-admin/</text:span></text:span><text:span text:style-name="T1"> suggests WordPress ). </text:span></text:p>
          </text:list-item>
          <text:list-item>
            <text:p text:style-name="P13"><text:span text:style-name="Strong_20_Emphasis"><text:span text:style-name="T1">WordPress Example:</text:span></text:span><text:span text:style-name="T1"> </text:span><text:span text:style-name="Source_20_Text"><text:span text:style-name="T1">wpscan --url http://&lt;target_IP&gt;</text:span></text:span><text:span text:style-name="T1"> is a specialized scanner. It enumerates version, themes, plugins (like Gutenberg ), users (often via API endpoints or author scans), and checks for known vulnerabilities (requires API key for full database). It also finds exposed directories (</text:span><text:span text:style-name="Source_20_Text"><text:span text:style-name="T1">/wp-content/uploads/</text:span></text:span><text:span text:style-name="T1"> listing enabled ) and files (</text:span><text:span text:style-name="Source_20_Text"><text:span text:style-name="T1">readme.html</text:span></text:span><text:span text:style-name="T1">, </text:span><text:span text:style-name="Source_20_Text"><text:span text:style-name="T1">xmlrpc.php</text:span></text:span><text:span text:style-name="T1"> ). </text:span></text:p>
          </text:list-item>
          <text:list-item>
            <text:p text:style-name="P13"><text:span text:style-name="Strong_20_Emphasis"><text:span text:style-name="T1">Metasploit (WordPress):</text:span></text:span><text:span text:style-name="T1"> </text:span><text:span text:style-name="Source_20_Text"><text:span text:style-name="T1">auxiliary/scanner/http/wordpress_login_enum</text:span></text:span><text:span text:style-name="T1"> attempts to validate usernames and optionally brute-force passwords. Found credentials are stored in Metasploit's loot. </text:span></text:p>
          </text:list-item>
        </text:list>
        <text:p text:style-name="P2"><text:span text:style-name="Strong_20_Emphasis"><text:span text:style-name="T1">:: Intel Feed 06 ::</text:span></text:span></text:p>
        <text:list xml:id="list3536897912843122326" text:style-name="L12">
          <text:list-item>
            <text:p text:style-name="P14"><text:span text:style-name="Strong_20_Emphasis"><text:span text:style-name="T1">Hacker Logic:</text:span></text:span><text:span text:style-name="T1"> The web surface is the most exposed frontier. What is easily deployed is often easily enumerated. </text:span></text:p>
          </text:list-item>
          <text:list-item>
            <text:p text:style-name="P14"><text:span text:style-name="Strong_20_Emphasis"><text:span text:style-name="T1">Core Tactic:</text:span></text:span><text:span text:style-name="T1"> Use directory brute-forcers (</text:span><text:span text:style-name="Source_20_Text"><text:span text:style-name="T1">dirb</text:span></text:span><text:span text:style-name="T1">, </text:span><text:span text:style-name="Source_20_Text"><text:span text:style-name="T1">gobuster</text:span></text:span><text:span text:style-name="T1">) with good wordlists. Employ technology fingerprinting tools (</text:span><text:span text:style-name="Source_20_Text"><text:span text:style-name="T1">whatweb</text:span></text:span><text:span text:style-name="T1">, </text:span><text:span text:style-name="Source_20_Text"><text:span text:style-name="T1">nmap -sV</text:span></text:span><text:span text:style-name="T1">). Use specialized scanners (</text:span><text:span text:style-name="Source_20_Text"><text:span text:style-name="T1">wpscan</text:span></text:span><text:span text:style-name="T1">) for common applications. </text:span></text:p>
          </text:list-item>
          <text:list-item>
            <text:p text:style-name="P14"><text:soft-page-break/><text:span text:style-name="Strong_20_Emphasis"><text:span text:style-name="T1">Key Targets:</text:span></text:span><text:span text:style-name="T1"> Hidden directories/files, configuration backups, specific application versions, user accounts within web apps, enabled features (</text:span><text:span text:style-name="Source_20_Text"><text:span text:style-name="T1">xmlrpc.php</text:span></text:span><text:span text:style-name="T1">, directory listing). </text:span></text:p>
          </text:list-item>
          <text:list-item>
            <text:p text:style-name="P14"><text:span text:style-name="Strong_20_Emphasis"><text:span text:style-name="T1">Situational Awareness:</text:span></text:span><text:span text:style-name="T1"> Web Application Firewalls (WAFs) may block aggressive scanning. Custom applications require more manual analysis. Pay attention to HTTP status codes (200, 403, 404, 500). </text:span></text:p>
          </text:list-item>
          <text:list-item>
            <text:p text:style-name="P14"><text:span text:style-name="Strong_20_Emphasis"><text:span text:style-name="T1">Countermeasures:</text:span></text:span><text:span text:style-name="T1"> Disable directory listing. Remove unnecessary files/backups. Use strong authentication and authorization. Minimize information leakage in headers and error messages. Keep software updated. Implement WAFs. </text:span></text:p>
          </text:list-item>
        </text:list>
        <text:p text:style-name="Horizontal_20_Line"/>
        <text:p text:style-name="P1">Transmission complete. You now possess the foundational logic of Enumeration. This is not a checklist; it is a mindset. Map the terrain, identify the weaknesses, catalogue the assets. Obscurity is your armor. Enumeration is your weapon. Use it wisely.</text:p>
        <text:p text:style-name="P1">Keep your presence obfuscated. Alien37 disconnecting.</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14T03:40:16.75</meta:creation-date>
    <meta:document-statistic meta:table-count="0" meta:image-count="0" meta:object-count="0" meta:page-count="7" meta:paragraph-count="89" meta:word-count="2148" meta:character-count="15431"/>
    <dc:date>2025-04-14T03:40:45.27</dc:date>
    <meta:editing-duration>PT29S</meta:editing-duration>
    <meta:editing-cycles>1</meta:editing-cycles>
    <meta:generator>OpenOffice/4.1.15$Win32 OpenOffice.org_project/4115m2$Build-9813</meta:generator>
  </office:meta>
</office:document-meta>
</file>